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85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4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speed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7955768" calcext:value-type="float">
            <text:p>7955768</text:p>
          </table:table-cell>
          <table:table-cell table:style-name="ce1" office:value-type="float" office:value="50000000" calcext:value-type="float">
            <text:p>50000000</text:p>
          </table:table-cell>
          <table:table-cell table:number-columns-repeated="2"/>
          <table:table-cell office:value-type="string" calcext:value-type="string">
            <text:p>cspeed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7955768" calcext:value-type="float">
            <text:p>7955768</text:p>
          </table:table-cell>
          <table:table-cell table:style-name="ce1" office:value-type="float" office:value="50000000" calcext:value-type="float">
            <text:p>50000000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8-filter</text:p>
          </table:table-cell>
          <table:table-cell office:value-type="float" office:value="0.0100988" calcext:value-type="float">
            <text:p>0.0100988</text:p>
          </table:table-cell>
          <table:table-cell office:value-type="float" office:value="0.0424227" calcext:value-type="float">
            <text:p>0.0424227</text:p>
          </table:table-cell>
          <table:table-cell office:value-type="float" office:value="0.283799" calcext:value-type="float">
            <text:p>0.283799</text:p>
          </table:table-cell>
          <table:table-cell office:value-type="float" office:value="2.94881" calcext:value-type="float">
            <text:p>2.94881</text:p>
          </table:table-cell>
          <table:table-cell office:value-type="float" office:value="25.0931" calcext:value-type="float">
            <text:p>25.0931</text:p>
          </table:table-cell>
          <table:table-cell office:value-type="float" office:value="173.959" calcext:value-type="float">
            <text:p>173.959</text:p>
          </table:table-cell>
        </table:table-row>
        <table:table-row table:style-name="ro2">
          <table:table-cell office:value-type="string" calcext:value-type="string">
            <text:p>8-filter</text:p>
          </table:table-cell>
          <table:table-cell table:formula="of:=AVERAGE([.K2:.K8])" office:value-type="float" office:value="0.00440716571428571" calcext:value-type="float">
            <text:p>0.0044071657</text:p>
          </table:table-cell>
          <table:table-cell table:formula="of:=AVERAGE([.L2:.L8])" office:value-type="float" office:value="0.0321290285714286" calcext:value-type="float">
            <text:p>0.0321290286</text:p>
          </table:table-cell>
          <table:table-cell table:formula="of:=AVERAGE([.M2:.M8])" office:value-type="float" office:value="0.266552333333333" calcext:value-type="float">
            <text:p>0.2665523333</text:p>
          </table:table-cell>
          <table:table-cell table:formula="of:=AVERAGE([.N2:.N8])" office:value-type="float" office:value="3.0614925" calcext:value-type="float">
            <text:p>3.0614925</text:p>
          </table:table-cell>
          <table:table-cell table:formula="of:=AVERAGE([.O2:.O8])" office:value-type="float" office:value="28.58555" calcext:value-type="float">
            <text:p>28.58555</text:p>
          </table:table-cell>
          <table:table-cell table:formula="of:=AVERAGE([.P2:.P8])" office:value-type="float" office:value="180.249" calcext:value-type="float">
            <text:p>180.249</text:p>
          </table:table-cell>
          <table:table-cell table:number-columns-repeated="3"/>
          <table:table-cell office:value-type="float" office:value="0.00209693" calcext:value-type="float">
            <text:p>0.00209693</text:p>
          </table:table-cell>
          <table:table-cell office:value-type="float" office:value="0.0238405" calcext:value-type="float">
            <text:p>0.0238405</text:p>
          </table:table-cell>
          <table:table-cell office:value-type="float" office:value="0.271648" calcext:value-type="float">
            <text:p>0.271648</text:p>
          </table:table-cell>
          <table:table-cell office:value-type="float" office:value="3.20546" calcext:value-type="float">
            <text:p>3.20546</text:p>
          </table:table-cell>
          <table:table-cell office:value-type="float" office:value="32.078" calcext:value-type="float">
            <text:p>32.078</text:p>
          </table:table-cell>
          <table:table-cell office:value-type="float" office:value="186.539" calcext:value-type="float">
            <text:p>186.539</text:p>
          </table:table-cell>
        </table:table-row>
        <table:table-row table:style-name="ro2">
          <table:table-cell office:value-type="string" calcext:value-type="string">
            <text:p>8-hash</text:p>
          </table:table-cell>
          <table:table-cell table:formula="of:=AVERAGE([.K10:.K16])" office:value-type="float" office:value="0.000795816" calcext:value-type="float">
            <text:p>0.000795816</text:p>
          </table:table-cell>
          <table:table-cell table:formula="of:=AVERAGE([.L10:.L16])" office:value-type="float" office:value="0.00529042428571429" calcext:value-type="float">
            <text:p>0.0052904243</text:p>
          </table:table-cell>
          <table:table-cell table:formula="of:=AVERAGE([.M10:.M16])" office:value-type="float" office:value="0.0618161833333333" calcext:value-type="float">
            <text:p>0.0618161833</text:p>
          </table:table-cell>
          <table:table-cell table:formula="of:=AVERAGE([.N10:.N16])" office:value-type="float" office:value="1.05331" calcext:value-type="float">
            <text:p>1.05331</text:p>
          </table:table-cell>
          <table:table-cell table:formula="of:=AVERAGE([.O10:.O16])" office:value-type="float" office:value="25.23065" calcext:value-type="float">
            <text:p>25.23065</text:p>
          </table:table-cell>
          <table:table-cell table:formula="of:=AVERAGE([.P10:.P16])" office:value-type="float" office:value="696.6735" calcext:value-type="float">
            <text:p>696.6735</text:p>
          </table:table-cell>
          <table:table-cell table:number-columns-repeated="3"/>
          <table:table-cell office:value-type="float" office:value="0.00315901" calcext:value-type="float">
            <text:p>0.00315901</text:p>
          </table:table-cell>
          <table:table-cell office:value-type="float" office:value="0.0276661" calcext:value-type="float">
            <text:p>0.0276661</text:p>
          </table:table-cell>
          <table:table-cell office:value-type="float" office:value="0.280683" calcext:value-type="float">
            <text:p>0.280683</text:p>
          </table:table-cell>
          <table:table-cell office:value-type="float" office:value="3.1177" calcext:value-type="float">
            <text:p>3.1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2-filter</text:p>
          </table:table-cell>
          <table:table-cell table:formula="of:=AVERAGE([.K18:.K20])" office:value-type="float" office:value="0.00355075" calcext:value-type="float">
            <text:p>0.00355075</text:p>
          </table:table-cell>
          <table:table-cell table:formula="of:=AVERAGE([.L18:.L20])" office:value-type="float" office:value="0.0216004" calcext:value-type="float">
            <text:p>0.0216004</text:p>
          </table:table-cell>
          <table:table-cell table:formula="of:=AVERAGE([.M18:.M20])" office:value-type="float" office:value="0.274289" calcext:value-type="float">
            <text:p>0.274289</text:p>
          </table:table-cell>
          <table:table-cell table:formula="of:=AVERAGE([.N18:.N20])" office:value-type="float" office:value="3.03644666666667" calcext:value-type="float">
            <text:p>3.0364466667</text:p>
          </table:table-cell>
          <table:table-cell table:formula="of:=AVERAGE([.O18:.O20])" office:value-type="float" office:value="23.8725333333333" calcext:value-type="float">
            <text:p>23.8725333333</text:p>
          </table:table-cell>
          <table:table-cell table:formula="of:=AVERAGE([.P18:.P20])" office:value-type="float" office:value="174.297" calcext:value-type="float">
            <text:p>174.297</text:p>
          </table:table-cell>
          <table:table-cell table:number-columns-repeated="3"/>
          <table:table-cell office:value-type="float" office:value="0.00771248" calcext:value-type="float">
            <text:p>0.00771248</text:p>
          </table:table-cell>
          <table:table-cell office:value-type="float" office:value="0.0472085" calcext:value-type="float">
            <text:p>0.0472085</text:p>
          </table:table-cell>
          <table:table-cell office:value-type="float" office:value="0.24615" calcext:value-type="float">
            <text:p>0.24615</text:p>
          </table:table-cell>
          <table:table-cell office:value-type="float" office:value="2.974" calcext:value-type="float">
            <text:p>2.9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2-hash</text:p>
          </table:table-cell>
          <table:table-cell table:formula="of:=AVERAGE([.K22:.K24])" office:value-type="float" office:value="0.000622413333333333" calcext:value-type="float">
            <text:p>0.0006224133</text:p>
          </table:table-cell>
          <table:table-cell table:formula="of:=AVERAGE([.L22:.L24])" office:value-type="float" office:value="0.00521105666666667" calcext:value-type="float">
            <text:p>0.0052110567</text:p>
          </table:table-cell>
          <table:table-cell table:formula="of:=AVERAGE([.M22:.M24])" office:value-type="float" office:value="0.0603975333333333" calcext:value-type="float">
            <text:p>0.0603975333</text:p>
          </table:table-cell>
          <table:table-cell table:formula="of:=AVERAGE([.N22:.N24])" office:value-type="float" office:value="1.28311" calcext:value-type="float">
            <text:p>1.28311</text:p>
          </table:table-cell>
          <table:table-cell table:formula="of:=AVERAGE([.O22:.O24])" office:value-type="float" office:value="26.1960333333333" calcext:value-type="float">
            <text:p>26.1960333333</text:p>
          </table:table-cell>
          <table:table-cell table:formula="of:=AVERAGE([.P22:.P24])" office:value-type="float" office:value="716.703" calcext:value-type="float">
            <text:p>716.703</text:p>
          </table:table-cell>
          <table:table-cell table:number-columns-repeated="3"/>
          <table:table-cell office:value-type="float" office:value="0.00287042" calcext:value-type="float">
            <text:p>0.00287042</text:p>
          </table:table-cell>
          <table:table-cell office:value-type="float" office:value="0.033253" calcext:value-type="float">
            <text:p>0.033253</text:p>
          </table:table-cell>
          <table:table-cell office:value-type="float" office:value="0.25465" calcext:value-type="float">
            <text:p>0.25465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0.00308041" calcext:value-type="float">
            <text:p>0.00308041</text:p>
          </table:table-cell>
          <table:table-cell office:value-type="float" office:value="0.0291807" calcext:value-type="float">
            <text:p>0.0291807</text:p>
          </table:table-cell>
          <table:table-cell office:value-type="float" office:value="0.262384" calcext:value-type="float">
            <text:p>0.2623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bytes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7955768" calcext:value-type="float">
            <text:p>7955768</text:p>
          </table:table-cell>
          <table:table-cell table:style-name="ce1" office:value-type="float" office:value="50000000" calcext:value-type="float">
            <text:p>50000000</text:p>
          </table:table-cell>
          <table:table-cell table:number-columns-repeated="3"/>
          <table:table-cell office:value-type="float" office:value="0.00183211" calcext:value-type="float">
            <text:p>0.00183211</text:p>
          </table:table-cell>
          <table:table-cell office:value-type="float" office:value="0.0213317" calcext:value-type="float">
            <text:p>0.0213317</text:p>
          </table:table-cell>
          <table:table-cell table:number-columns-repeated="4"/>
        </table:table-row>
        <table:table-row table:style-name="ro3">
          <table:table-cell table:number-columns-repeated="16"/>
        </table:table-row>
        <table:table-row table:style-name="ro2">
          <table:table-cell office:value-type="string" calcext:value-type="string">
            <text:p>8-filter</text:p>
          </table:table-cell>
          <table:table-cell office:value-type="float" office:value="2502" calcext:value-type="float">
            <text:p>2502</text:p>
          </table:table-cell>
          <table:table-cell office:value-type="float" office:value="24642" calcext:value-type="float">
            <text:p>24642</text:p>
          </table:table-cell>
          <table:table-cell office:value-type="float" office:value="246042" calcext:value-type="float">
            <text:p>246042</text:p>
          </table:table-cell>
          <table:table-cell office:value-type="float" office:value="2460042" calcext:value-type="float">
            <text:p>2460042</text:p>
          </table:table-cell>
          <table:table-cell office:value-type="float" office:value="19571230" calcext:value-type="float">
            <text:p>19571230</text:p>
          </table:table-cell>
          <table:table-cell office:value-type="float" office:value="123000042" calcext:value-type="float">
            <text:p>123000042</text:p>
          </table:table-cell>
          <table:table-cell table:number-columns-repeated="2"/>
          <table:table-cell office:value-type="string" calcext:value-type="string">
            <text:p>8-hash</text:p>
          </table:table-cell>
          <table:table-cell office:value-type="float" office:value="0.000706584" calcext:value-type="float">
            <text:p>0.000706584</text:p>
          </table:table-cell>
          <table:table-cell office:value-type="float" office:value="0.00525437" calcext:value-type="float">
            <text:p>0.00525437</text:p>
          </table:table-cell>
          <table:table-cell office:value-type="float" office:value="0.060238" calcext:value-type="float">
            <text:p>0.060238</text:p>
          </table:table-cell>
          <table:table-cell office:value-type="float" office:value="1.02969" calcext:value-type="float">
            <text:p>1.02969</text:p>
          </table:table-cell>
          <table:table-cell office:value-type="float" office:value="25.1121" calcext:value-type="float">
            <text:p>25.1121</text:p>
          </table:table-cell>
          <table:table-cell office:value-type="float" office:value="698.217" calcext:value-type="float">
            <text:p>698.217</text:p>
          </table:table-cell>
        </table:table-row>
        <table:table-row table:style-name="ro2">
          <table:table-cell office:value-type="string" calcext:value-type="string">
            <text:p>8-hash</text:p>
          </table:table-cell>
          <table:table-cell office:value-type="float" office:value="40872" calcext:value-type="float">
            <text:p>40872</text:p>
          </table:table-cell>
          <table:table-cell office:value-type="float" office:value="441434" calcext:value-type="float">
            <text:p>441434</text:p>
          </table:table-cell>
          <table:table-cell office:value-type="float" office:value="4770880" calcext:value-type="float">
            <text:p>4770880</text:p>
          </table:table-cell>
          <table:table-cell office:value-type="float" office:value="52937734" calcext:value-type="float">
            <text:p>52937734</text:p>
          </table:table-cell>
          <table:table-cell office:value-type="float" office:value="531736412" calcext:value-type="float">
            <text:p>531736412</text:p>
          </table:table-cell>
          <table:table-cell office:value-type="float" office:value="2482091641" calcext:value-type="float">
            <text:p>2482091641</text:p>
          </table:table-cell>
          <table:table-cell table:number-columns-repeated="3"/>
          <table:table-cell office:value-type="float" office:value="0.000671061" calcext:value-type="float">
            <text:p>0.000671061</text:p>
          </table:table-cell>
          <table:table-cell office:value-type="float" office:value="0.00507859" calcext:value-type="float">
            <text:p>0.00507859</text:p>
          </table:table-cell>
          <table:table-cell office:value-type="float" office:value="0.0604833" calcext:value-type="float">
            <text:p>0.0604833</text:p>
          </table:table-cell>
          <table:table-cell office:value-type="float" office:value="1.02865" calcext:value-type="float">
            <text:p>1.02865</text:p>
          </table:table-cell>
          <table:table-cell office:value-type="float" office:value="25.3492" calcext:value-type="float">
            <text:p>25.3492</text:p>
          </table:table-cell>
          <table:table-cell office:value-type="float" office:value="695.13" calcext:value-type="float">
            <text:p>695.13</text:p>
          </table:table-cell>
        </table:table-row>
        <table:table-row table:style-name="ro2">
          <table:table-cell office:value-type="string" calcext:value-type="string">
            <text:p>32-filter</text:p>
          </table:table-cell>
          <table:table-cell office:value-type="float" office:value="9888" calcext:value-type="float">
            <text:p>9888</text:p>
          </table:table-cell>
          <table:table-cell office:value-type="float" office:value="98448" calcext:value-type="float">
            <text:p>98448</text:p>
          </table:table-cell>
          <table:table-cell office:value-type="float" office:value="984048" calcext:value-type="float">
            <text:p>984048</text:p>
          </table:table-cell>
          <table:table-cell office:value-type="float" office:value="9840048" calcext:value-type="float">
            <text:p>9840048</text:p>
          </table:table-cell>
          <table:table-cell office:value-type="float" office:value="78284800" calcext:value-type="float">
            <text:p>78284800</text:p>
          </table:table-cell>
          <table:table-cell office:value-type="float" office:value="492000048" calcext:value-type="float">
            <text:p>492000048</text:p>
          </table:table-cell>
          <table:table-cell table:number-columns-repeated="3"/>
          <table:table-cell office:value-type="float" office:value="0.00067576" calcext:value-type="float">
            <text:p>0.00067576</text:p>
          </table:table-cell>
          <table:table-cell office:value-type="float" office:value="0.00505826" calcext:value-type="float">
            <text:p>0.00505826</text:p>
          </table:table-cell>
          <table:table-cell office:value-type="float" office:value="0.0625854" calcext:value-type="float">
            <text:p>0.0625854</text:p>
          </table:table-cell>
          <table:table-cell office:value-type="float" office:value="1.12636" calcext:value-type="float">
            <text:p>1.1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2-hash</text:p>
          </table:table-cell>
          <table:table-cell office:value-type="float" office:value="43872" calcext:value-type="float">
            <text:p>43872</text:p>
          </table:table-cell>
          <table:table-cell office:value-type="float" office:value="471434" calcext:value-type="float">
            <text:p>471434</text:p>
          </table:table-cell>
          <table:table-cell office:value-type="float" office:value="5070880" calcext:value-type="float">
            <text:p>5070880</text:p>
          </table:table-cell>
          <table:table-cell office:value-type="float" office:value="55937734" calcext:value-type="float">
            <text:p>55937734</text:p>
          </table:table-cell>
          <table:table-cell office:value-type="float" office:value="555603716" calcext:value-type="float">
            <text:p>555603716</text:p>
          </table:table-cell>
          <table:table-cell office:value-type="float" office:value="2632091641" calcext:value-type="float">
            <text:p>2632091641</text:p>
          </table:table-cell>
          <table:table-cell table:number-columns-repeated="3"/>
          <table:table-cell office:value-type="float" office:value="0.00143246" calcext:value-type="float">
            <text:p>0.00143246</text:p>
          </table:table-cell>
          <table:table-cell office:value-type="float" office:value="0.00560617" calcext:value-type="float">
            <text:p>0.00560617</text:p>
          </table:table-cell>
          <table:table-cell office:value-type="float" office:value="0.0626186" calcext:value-type="float">
            <text:p>0.0626186</text:p>
          </table:table-cell>
          <table:table-cell office:value-type="float" office:value="1.02854" calcext:value-type="float">
            <text:p>1.02854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0.0007629" calcext:value-type="float">
            <text:p>0.0007629</text:p>
          </table:table-cell>
          <table:table-cell office:value-type="float" office:value="0.00534687" calcext:value-type="float">
            <text:p>0.00534687</text:p>
          </table:table-cell>
          <table:table-cell office:value-type="float" office:value="0.0628138" calcext:value-type="float">
            <text:p>0.0628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peed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7955768" calcext:value-type="float">
            <text:p>7955768</text:p>
          </table:table-cell>
          <table:table-cell table:style-name="ce1" office:value-type="float" office:value="50000000" calcext:value-type="float">
            <text:p>50000000</text:p>
          </table:table-cell>
          <table:table-cell table:number-columns-repeated="3"/>
          <table:table-cell office:value-type="float" office:value="0.000611014" calcext:value-type="float">
            <text:p>0.000611014</text:p>
          </table:table-cell>
          <table:table-cell office:value-type="float" office:value="0.00533768" calcext:value-type="float">
            <text:p>0.00533768</text:p>
          </table:table-cell>
          <table:table-cell office:value-type="float" office:value="0.062158" calcext:value-type="float">
            <text:p>0.062158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0.000710933" calcext:value-type="float">
            <text:p>0.000710933</text:p>
          </table:table-cell>
          <table:table-cell office:value-type="float" office:value="0.00535103" calcext:value-type="float">
            <text:p>0.005351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-filter</text:p>
          </table:table-cell>
          <table:table-cell table:style-name="ce2" table:formula="of:=AVERAGE([.K28:.K30])" office:value-type="float" office:value="3124726.66666667" calcext:value-type="float">
            <text:p>3,124,727</text:p>
          </table:table-cell>
          <table:table-cell table:style-name="ce2" table:formula="of:=AVERAGE([.L28:.L30])" office:value-type="float" office:value="3142913.33333333" calcext:value-type="float">
            <text:p>3,142,913</text:p>
          </table:table-cell>
          <table:table-cell table:style-name="ce2" table:formula="of:=AVERAGE([.M28:.M30])" office:value-type="float" office:value="3146143.33333333" calcext:value-type="float">
            <text:p>3,146,143</text:p>
          </table:table-cell>
          <table:table-cell table:style-name="ce2" table:formula="of:=AVERAGE([.N28:.N30])" office:value-type="float" office:value="3161546.66666667" calcext:value-type="float">
            <text:p>3,161,547</text:p>
          </table:table-cell>
          <table:table-cell table:style-name="ce2" table:formula="of:=AVERAGE([.O28:.O30])" office:value-type="float" office:value="3164835" calcext:value-type="float">
            <text:p>3,164,835</text:p>
          </table:table-cell>
          <table:table-cell table:style-name="ce2" table:formula="of:=AVERAGE([.P28:.P30])" office:value-type="float" office:value="2747180" calcext:value-type="float">
            <text:p>2,747,1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-hash</text:p>
          </table:table-cell>
          <table:table-cell table:style-name="ce2" table:formula="of:=AVERAGE([.K36:.K38])" office:value-type="float" office:value="5514763.33333333" calcext:value-type="float">
            <text:p>5,514,763</text:p>
          </table:table-cell>
          <table:table-cell table:style-name="ce2" table:formula="of:=AVERAGE([.L36:.L38])" office:value-type="float" office:value="5484573.33333333" calcext:value-type="float">
            <text:p>5,484,573</text:p>
          </table:table-cell>
          <table:table-cell table:style-name="ce2" table:formula="of:=AVERAGE([.M36:.M38])" office:value-type="float" office:value="5403396.66666667" calcext:value-type="float">
            <text:p>5,403,397</text:p>
          </table:table-cell>
          <table:table-cell table:style-name="ce2" table:formula="of:=AVERAGE([.N36:.N38])" office:value-type="float" office:value="5246706.66666667" calcext:value-type="float">
            <text:p>5,246,707</text:p>
          </table:table-cell>
          <table:table-cell table:style-name="ce2" table:formula="of:=AVERAGE([.O36:.O38])" office:value-type="float" office:value="4505695" calcext:value-type="float">
            <text:p>4,505,695</text:p>
          </table:table-cell>
          <table:table-cell table:style-name="ce2" table:formula="of:=AVERAGE([.P36:.P38])" office:value-type="float" office:value="8466755" calcext:value-type="float">
            <text:p>8,466,755</text:p>
          </table:table-cell>
          <table:table-cell table:number-columns-repeated="2"/>
          <table:table-cell office:value-type="string" calcext:value-type="string">
            <text:p>32-filter</text:p>
          </table:table-cell>
          <table:table-cell office:value-type="float" office:value="0.00201117" calcext:value-type="float">
            <text:p>0.00201117</text:p>
          </table:table-cell>
          <table:table-cell office:value-type="float" office:value="0.0208606" calcext:value-type="float">
            <text:p>0.0208606</text:p>
          </table:table-cell>
          <table:table-cell office:value-type="float" office:value="0.283799" calcext:value-type="float">
            <text:p>0.283799</text:p>
          </table:table-cell>
          <table:table-cell office:value-type="float" office:value="3.27926" calcext:value-type="float">
            <text:p>3.27926</text:p>
          </table:table-cell>
          <table:table-cell office:value-type="float" office:value="23.9655" calcext:value-type="float">
            <text:p>23.9655</text:p>
          </table:table-cell>
          <table:table-cell office:value-type="float" office:value="172.094" calcext:value-type="float">
            <text:p>172.094</text:p>
          </table:table-cell>
        </table:table-row>
        <table:table-row table:style-name="ro2">
          <table:table-cell office:value-type="string" calcext:value-type="string">
            <text:p>32-filter</text:p>
          </table:table-cell>
          <table:table-cell table:style-name="ce2" table:formula="of:=AVERAGE([.K44:.K46])" office:value-type="float" office:value="5779156.66666667" calcext:value-type="float">
            <text:p>5,779,157</text:p>
          </table:table-cell>
          <table:table-cell table:style-name="ce2" table:formula="of:=AVERAGE([.L44:.L46])" office:value-type="float" office:value="5789163.33333333" calcext:value-type="float">
            <text:p>5,789,163</text:p>
          </table:table-cell>
          <table:table-cell table:style-name="ce2" table:formula="of:=AVERAGE([.M44:.M46])" office:value-type="float" office:value="5582110" calcext:value-type="float">
            <text:p>5,582,110</text:p>
          </table:table-cell>
          <table:table-cell table:style-name="ce2" table:formula="of:=AVERAGE([.N44:.N46])" office:value-type="float" office:value="5526006.66666667" calcext:value-type="float">
            <text:p>5,526,007</text:p>
          </table:table-cell>
          <table:table-cell table:style-name="ce2" table:formula="of:=AVERAGE([.O44:.O46])" office:value-type="float" office:value="5561086.66666667" calcext:value-type="float">
            <text:p>5,561,087</text:p>
          </table:table-cell>
          <table:table-cell table:style-name="ce2" table:formula="of:=AVERAGE([.P44:.P46])" office:value-type="float" office:value="3488855" calcext:value-type="float">
            <text:p>3,488,855</text:p>
          </table:table-cell>
          <table:table-cell table:number-columns-repeated="3"/>
          <table:table-cell office:value-type="float" office:value="0.00472433" calcext:value-type="float">
            <text:p>0.00472433</text:p>
          </table:table-cell>
          <table:table-cell office:value-type="float" office:value="0.0213369" calcext:value-type="float">
            <text:p>0.0213369</text:p>
          </table:table-cell>
          <table:table-cell office:value-type="float" office:value="0.274916" calcext:value-type="float">
            <text:p>0.274916</text:p>
          </table:table-cell>
          <table:table-cell office:value-type="float" office:value="2.84665" calcext:value-type="float">
            <text:p>2.84665</text:p>
          </table:table-cell>
          <table:table-cell office:value-type="float" office:value="24.0312" calcext:value-type="float">
            <text:p>24.0312</text:p>
          </table:table-cell>
          <table:table-cell office:value-type="float" office:value="176.5" calcext:value-type="float">
            <text:p>176.5</text:p>
          </table:table-cell>
        </table:table-row>
        <table:table-row table:style-name="ro2">
          <table:table-cell office:value-type="string" calcext:value-type="string">
            <text:p>32-hash</text:p>
          </table:table-cell>
          <table:table-cell table:style-name="ce2" table:formula="of:=AVERAGE([.K48:.K50])" office:value-type="float" office:value="21189733.3333333" calcext:value-type="float">
            <text:p>21,189,733</text:p>
          </table:table-cell>
          <table:table-cell table:style-name="ce2" table:formula="of:=AVERAGE([.L48:.L50])" office:value-type="float" office:value="21371833.3333333" calcext:value-type="float">
            <text:p>21,371,833</text:p>
          </table:table-cell>
          <table:table-cell table:style-name="ce2" table:formula="of:=AVERAGE([.M48:.M50])" office:value-type="float" office:value="19447966.6666667" calcext:value-type="float">
            <text:p>19,447,967</text:p>
          </table:table-cell>
          <table:table-cell table:style-name="ce2" table:formula="of:=AVERAGE([.N48:.N50])" office:value-type="float" office:value="16444300" calcext:value-type="float">
            <text:p>16,444,300</text:p>
          </table:table-cell>
          <table:table-cell table:style-name="ce2" table:formula="of:=AVERAGE([.O48:.O50])" office:value-type="float" office:value="11390833.3333333" calcext:value-type="float">
            <text:p>11,390,833</text:p>
          </table:table-cell>
          <table:table-cell table:style-name="ce2" table:formula="of:=AVERAGE([.P48:.P50])" office:value-type="float" office:value="15579350" calcext:value-type="float">
            <text:p>15,579,350</text:p>
          </table:table-cell>
          <table:table-cell table:number-columns-repeated="3"/>
          <table:table-cell office:value-type="float" office:value="0.00391675" calcext:value-type="float">
            <text:p>0.00391675</text:p>
          </table:table-cell>
          <table:table-cell office:value-type="float" office:value="0.0226037" calcext:value-type="float">
            <text:p>0.0226037</text:p>
          </table:table-cell>
          <table:table-cell office:value-type="float" office:value="0.264152" calcext:value-type="float">
            <text:p>0.264152</text:p>
          </table:table-cell>
          <table:table-cell office:value-type="float" office:value="2.98343" calcext:value-type="float">
            <text:p>2.98343</text:p>
          </table:table-cell>
          <table:table-cell office:value-type="float" office:value="23.6209" calcext:value-type="float">
            <text:p>23.6209</text:p>
          </table:table-cell>
          <table:table-cell/>
        </table:table-row>
        <table:table-row table:style-name="ro3">
          <table:table-cell table:number-columns-repeated="16"/>
        </table:table-row>
        <table:table-row table:style-name="ro2">
          <table:table-cell office:value-type="string" calcext:value-type="string">
            <text:p>bytes/element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7955768" calcext:value-type="float">
            <text:p>7955768</text:p>
          </table:table-cell>
          <table:table-cell table:style-name="ce1" office:value-type="float" office:value="50000000" calcext:value-type="float">
            <text:p>50000000</text:p>
          </table:table-cell>
          <table:table-cell table:number-columns-repeated="2"/>
          <table:table-cell office:value-type="string" calcext:value-type="string">
            <text:p>32-hash</text:p>
          </table:table-cell>
          <table:table-cell office:value-type="float" office:value="0.000634932" calcext:value-type="float">
            <text:p>0.000634932</text:p>
          </table:table-cell>
          <table:table-cell office:value-type="float" office:value="0.0053396" calcext:value-type="float">
            <text:p>0.0053396</text:p>
          </table:table-cell>
          <table:table-cell office:value-type="float" office:value="0.0546198" calcext:value-type="float">
            <text:p>0.0546198</text:p>
          </table:table-cell>
          <table:table-cell office:value-type="float" office:value="1.35725" calcext:value-type="float">
            <text:p>1.35725</text:p>
          </table:table-cell>
          <table:table-cell office:value-type="float" office:value="26.1187" calcext:value-type="float">
            <text:p>26.1187</text:p>
          </table:table-cell>
          <table:table-cell office:value-type="float" office:value="715.933" calcext:value-type="float">
            <text:p>715.933</text:p>
          </table:table-cell>
        </table:table-row>
        <table:table-row table:style-name="ro2">
          <table:table-cell table:number-columns-repeated="10"/>
          <table:table-cell office:value-type="float" office:value="0.000616833" calcext:value-type="float">
            <text:p>0.000616833</text:p>
          </table:table-cell>
          <table:table-cell office:value-type="float" office:value="0.0051281" calcext:value-type="float">
            <text:p>0.0051281</text:p>
          </table:table-cell>
          <table:table-cell office:value-type="float" office:value="0.0573697" calcext:value-type="float">
            <text:p>0.0573697</text:p>
          </table:table-cell>
          <table:table-cell office:value-type="float" office:value="1.35222" calcext:value-type="float">
            <text:p>1.35222</text:p>
          </table:table-cell>
          <table:table-cell office:value-type="float" office:value="26.2872" calcext:value-type="float">
            <text:p>26.2872</text:p>
          </table:table-cell>
          <table:table-cell office:value-type="float" office:value="717.473" calcext:value-type="float">
            <text:p>717.473</text:p>
          </table:table-cell>
        </table:table-row>
        <table:table-row table:style-name="ro2">
          <table:table-cell office:value-type="string" calcext:value-type="string">
            <text:p>8-filter</text:p>
          </table:table-cell>
          <table:table-cell table:formula="of:=[.B10]/[.B$22]" office:value-type="float" office:value="2.502" calcext:value-type="float">
            <text:p>2.502</text:p>
          </table:table-cell>
          <table:table-cell table:formula="of:=[.C10]/[.C$22]" office:value-type="float" office:value="2.4642" calcext:value-type="float">
            <text:p>2.4642</text:p>
          </table:table-cell>
          <table:table-cell table:formula="of:=[.D10]/[.D$22]" office:value-type="float" office:value="2.46042" calcext:value-type="float">
            <text:p>2.46042</text:p>
          </table:table-cell>
          <table:table-cell table:formula="of:=[.E10]/[.E$22]" office:value-type="float" office:value="2.460042" calcext:value-type="float">
            <text:p>2.460042</text:p>
          </table:table-cell>
          <table:table-cell table:formula="of:=[.F10]/[.F$22]" office:value-type="float" office:value="2.46000511829908" calcext:value-type="float">
            <text:p>2.4600051183</text:p>
          </table:table-cell>
          <table:table-cell table:formula="of:=[.G10]/[.G$22]" office:value-type="float" office:value="2.46000084" calcext:value-type="float">
            <text:p>2.46000084</text:p>
          </table:table-cell>
          <table:table-cell table:number-columns-repeated="3"/>
          <table:table-cell office:value-type="float" office:value="0.000615475" calcext:value-type="float">
            <text:p>0.000615475</text:p>
          </table:table-cell>
          <table:table-cell office:value-type="float" office:value="0.00516547" calcext:value-type="float">
            <text:p>0.00516547</text:p>
          </table:table-cell>
          <table:table-cell office:value-type="float" office:value="0.0692031" calcext:value-type="float">
            <text:p>0.0692031</text:p>
          </table:table-cell>
          <table:table-cell office:value-type="float" office:value="1.13986" calcext:value-type="float">
            <text:p>1.13986</text:p>
          </table:table-cell>
          <table:table-cell office:value-type="float" office:value="26.1822" calcext:value-type="float">
            <text:p>26.1822</text:p>
          </table:table-cell>
          <table:table-cell/>
        </table:table-row>
        <table:table-row table:style-name="ro2">
          <table:table-cell office:value-type="string" calcext:value-type="string">
            <text:p>8-hash</text:p>
          </table:table-cell>
          <table:table-cell table:formula="of:=[.B11]/[.B$22]" office:value-type="float" office:value="40.872" calcext:value-type="float">
            <text:p>40.872</text:p>
          </table:table-cell>
          <table:table-cell table:formula="of:=[.C11]/[.C$22]" office:value-type="float" office:value="44.1434" calcext:value-type="float">
            <text:p>44.1434</text:p>
          </table:table-cell>
          <table:table-cell table:formula="of:=[.D11]/[.D$22]" office:value-type="float" office:value="47.7088" calcext:value-type="float">
            <text:p>47.7088</text:p>
          </table:table-cell>
          <table:table-cell table:formula="of:=[.E11]/[.E$22]" office:value-type="float" office:value="52.937734" calcext:value-type="float">
            <text:p>52.937734</text:p>
          </table:table-cell>
          <table:table-cell table:formula="of:=[.F11]/[.F$22]" office:value-type="float" office:value="66.8365910117037" calcext:value-type="float">
            <text:p>66.8365910117</text:p>
          </table:table-cell>
          <table:table-cell table:formula="of:=[.G11]/[.G$22]" office:value-type="float" office:value="49.64183282" calcext:value-type="float">
            <text:p>49.6418328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32-filter</text:p>
          </table:table-cell>
          <table:table-cell table:formula="of:=[.B12]/[.B$22]" office:value-type="float" office:value="9.888" calcext:value-type="float">
            <text:p>9.888</text:p>
          </table:table-cell>
          <table:table-cell table:formula="of:=[.C12]/[.C$22]" office:value-type="float" office:value="9.8448" calcext:value-type="float">
            <text:p>9.8448</text:p>
          </table:table-cell>
          <table:table-cell table:formula="of:=[.D12]/[.D$22]" office:value-type="float" office:value="9.84048" calcext:value-type="float">
            <text:p>9.84048</text:p>
          </table:table-cell>
          <table:table-cell table:formula="of:=[.E12]/[.E$22]" office:value-type="float" office:value="9.840048" calcext:value-type="float">
            <text:p>9.840048</text:p>
          </table:table-cell>
          <table:table-cell table:formula="of:=[.F12]/[.F$22]" office:value-type="float" office:value="9.84000538980021" calcext:value-type="float">
            <text:p>9.8400053898</text:p>
          </table:table-cell>
          <table:table-cell table:formula="of:=[.G12]/[.G$22]" office:value-type="float" office:value="9.84000096" calcext:value-type="float">
            <text:p>9.840000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-hash</text:p>
          </table:table-cell>
          <table:table-cell table:formula="of:=[.B13]/[.B$22]" office:value-type="float" office:value="43.872" calcext:value-type="float">
            <text:p>43.872</text:p>
          </table:table-cell>
          <table:table-cell table:formula="of:=[.C13]/[.C$22]" office:value-type="float" office:value="47.1434" calcext:value-type="float">
            <text:p>47.1434</text:p>
          </table:table-cell>
          <table:table-cell table:formula="of:=[.D13]/[.D$22]" office:value-type="float" office:value="50.7088" calcext:value-type="float">
            <text:p>50.7088</text:p>
          </table:table-cell>
          <table:table-cell table:formula="of:=[.E13]/[.E$22]" office:value-type="float" office:value="55.937734" calcext:value-type="float">
            <text:p>55.937734</text:p>
          </table:table-cell>
          <table:table-cell table:formula="of:=[.F13]/[.F$22]" office:value-type="float" office:value="69.8365910117037" calcext:value-type="float">
            <text:p>69.8365910117</text:p>
          </table:table-cell>
          <table:table-cell table:formula="of:=[.G13]/[.G$22]" office:value-type="float" office:value="52.64183282" calcext:value-type="float">
            <text:p>52.64183282</text:p>
          </table:table-cell>
          <table:table-cell table:number-columns-repeated="2"/>
          <table:table-cell office:value-type="string" calcext:value-type="string">
            <text:p>qspeed</text:p>
          </table:table-cell>
          <table:table-cell table:number-columns-repeated="6"/>
        </table:table-row>
        <table:table-row table:style-name="ro2">
          <table:table-cell/>
          <table:table-cell table:style-name="ce3" table:number-columns-repeated="6"/>
          <table:table-cell table:number-columns-repeated="2"/>
          <table:table-cell office:value-type="string" calcext:value-type="string">
            <text:p>8-filter</text:p>
          </table:table-cell>
          <table:table-cell table:style-name="ce4" office:value-type="float" office:value="3117090" calcext:value-type="float">
            <text:p>3117090</text:p>
          </table:table-cell>
          <table:table-cell table:style-name="ce5" office:value-type="float" office:value="3136860" calcext:value-type="float">
            <text:p>3.14E+006</text:p>
          </table:table-cell>
          <table:table-cell table:style-name="ce5" office:value-type="float" office:value="3115270" calcext:value-type="float">
            <text:p>3.12E+006</text:p>
          </table:table-cell>
          <table:table-cell table:style-name="ce5" office:value-type="float" office:value="3159680" calcext:value-type="float">
            <text:p>3.16E+006</text:p>
          </table:table-cell>
          <table:table-cell table:style-name="ce5" office:value-type="float" office:value="3165390" calcext:value-type="float">
            <text:p>3.17E+006</text:p>
          </table:table-cell>
          <table:table-cell table:style-name="ce5" office:value-type="float" office:value="2734240" calcext:value-type="float">
            <text:p>2.73E+006</text:p>
          </table:table-cell>
        </table:table-row>
        <table:table-row table:style-name="ro2">
          <table:table-cell/>
          <table:table-cell table:style-name="ce3" table:number-columns-repeated="6"/>
          <table:table-cell table:number-columns-repeated="3"/>
          <table:table-cell table:style-name="ce5" office:value-type="float" office:value="3113420" calcext:value-type="float">
            <text:p>3.11E+006</text:p>
          </table:table-cell>
          <table:table-cell table:style-name="ce5" office:value-type="float" office:value="3144050" calcext:value-type="float">
            <text:p>3.14E+006</text:p>
          </table:table-cell>
          <table:table-cell table:style-name="ce5" office:value-type="float" office:value="3152270" calcext:value-type="float">
            <text:p>3.15E+006</text:p>
          </table:table-cell>
          <table:table-cell table:style-name="ce5" office:value-type="float" office:value="3162690" calcext:value-type="float">
            <text:p>3.16E+006</text:p>
          </table:table-cell>
          <table:table-cell table:style-name="ce5" office:value-type="float" office:value="3164280" calcext:value-type="float">
            <text:p>3.16E+006</text:p>
          </table:table-cell>
          <table:table-cell table:style-name="ce5" office:value-type="float" office:value="2760120" calcext:value-type="float">
            <text:p>2.76E+006</text:p>
          </table:table-cell>
        </table:table-row>
        <table:table-row table:style-name="ro2">
          <table:table-cell/>
          <table:table-cell table:style-name="ce3" table:number-columns-repeated="6"/>
          <table:table-cell table:number-columns-repeated="3"/>
          <table:table-cell table:style-name="ce5" office:value-type="float" office:value="3143670" calcext:value-type="float">
            <text:p>3.14E+006</text:p>
          </table:table-cell>
          <table:table-cell table:style-name="ce5" office:value-type="float" office:value="3147830" calcext:value-type="float">
            <text:p>3.15E+006</text:p>
          </table:table-cell>
          <table:table-cell table:style-name="ce5" office:value-type="float" office:value="3170890" calcext:value-type="float">
            <text:p>3.17E+006</text:p>
          </table:table-cell>
          <table:table-cell table:style-name="ce5" office:value-type="float" office:value="3162270" calcext:value-type="float">
            <text:p>3.16E+006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6"/>
          <table:table-cell table:number-columns-repeated="3"/>
          <table:table-cell table:style-name="ce5"/>
          <table:table-cell table:number-columns-repeated="5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table:number-columns-repeated="9"/>
          <table:table-cell office:value-type="string" calcext:value-type="string">
            <text:p>8-hash</text:p>
          </table:table-cell>
          <table:table-cell table:style-name="ce5" office:value-type="float" office:value="5515270" calcext:value-type="float">
            <text:p>5.52E+006</text:p>
          </table:table-cell>
          <table:table-cell table:style-name="ce5" office:value-type="float" office:value="5463630" calcext:value-type="float">
            <text:p>5.46E+006</text:p>
          </table:table-cell>
          <table:table-cell table:style-name="ce5" office:value-type="float" office:value="5407020" calcext:value-type="float">
            <text:p>5.41E+006</text:p>
          </table:table-cell>
          <table:table-cell table:style-name="ce5" office:value-type="float" office:value="5247450" calcext:value-type="float">
            <text:p>5.25E+006</text:p>
          </table:table-cell>
          <table:table-cell table:style-name="ce5" office:value-type="float" office:value="4517600" calcext:value-type="float">
            <text:p>4.52E+006</text:p>
          </table:table-cell>
          <table:table-cell table:style-name="ce5" office:value-type="float" office:value="8513270" calcext:value-type="float">
            <text:p>8.51E+006</text:p>
          </table:table-cell>
        </table:table-row>
        <table:table-row table:style-name="ro2">
          <table:table-cell table:number-columns-repeated="10"/>
          <table:table-cell table:style-name="ce5" office:value-type="float" office:value="5513480" calcext:value-type="float">
            <text:p>5.51E+006</text:p>
          </table:table-cell>
          <table:table-cell table:style-name="ce5" office:value-type="float" office:value="5462960" calcext:value-type="float">
            <text:p>5.46E+006</text:p>
          </table:table-cell>
          <table:table-cell table:style-name="ce5" office:value-type="float" office:value="5411280" calcext:value-type="float">
            <text:p>5.41E+006</text:p>
          </table:table-cell>
          <table:table-cell table:style-name="ce5" office:value-type="float" office:value="5245320" calcext:value-type="float">
            <text:p>5.25E+006</text:p>
          </table:table-cell>
          <table:table-cell table:style-name="ce5" office:value-type="float" office:value="4493790" calcext:value-type="float">
            <text:p>4.49E+006</text:p>
          </table:table-cell>
          <table:table-cell table:style-name="ce5" office:value-type="float" office:value="8420240" calcext:value-type="float">
            <text:p>8.42E+006</text:p>
          </table:table-cell>
        </table:table-row>
        <table:table-row table:style-name="ro2">
          <table:table-cell table:number-columns-repeated="10"/>
          <table:table-cell table:style-name="ce5" office:value-type="float" office:value="5515540" calcext:value-type="float">
            <text:p>5.52E+006</text:p>
          </table:table-cell>
          <table:table-cell table:style-name="ce5" office:value-type="float" office:value="5527130" calcext:value-type="float">
            <text:p>5.53E+006</text:p>
          </table:table-cell>
          <table:table-cell table:style-name="ce5" office:value-type="float" office:value="5391890" calcext:value-type="float">
            <text:p>5.39E+006</text:p>
          </table:table-cell>
          <table:table-cell table:style-name="ce5" office:value-type="float" office:value="5247350" calcext:value-type="float">
            <text:p>5.25E+006</text:p>
          </table:table-cell>
          <table:table-cell table:number-columns-repeated="2"/>
        </table:table-row>
        <table:table-row table:style-name="ro2" table:number-rows-repeated="5">
          <table:table-cell table:number-columns-repeated="16"/>
        </table:table-row>
        <table:table-row table:style-name="ro2">
          <table:table-cell table:number-columns-repeated="9"/>
          <table:table-cell office:value-type="string" calcext:value-type="string">
            <text:p>32-filter</text:p>
          </table:table-cell>
          <table:table-cell table:style-name="ce5" office:value-type="float" office:value="5768370" calcext:value-type="float">
            <text:p>5.77E+006</text:p>
          </table:table-cell>
          <table:table-cell table:style-name="ce5" office:value-type="float" office:value="5743810" calcext:value-type="float">
            <text:p>5.74E+006</text:p>
          </table:table-cell>
          <table:table-cell table:style-name="ce5" office:value-type="float" office:value="5783660" calcext:value-type="float">
            <text:p>5.78E+006</text:p>
          </table:table-cell>
          <table:table-cell table:style-name="ce5" office:value-type="float" office:value="5495520" calcext:value-type="float">
            <text:p>5.50E+006</text:p>
          </table:table-cell>
          <table:table-cell table:style-name="ce5" office:value-type="float" office:value="5561070" calcext:value-type="float">
            <text:p>5.56E+006</text:p>
          </table:table-cell>
          <table:table-cell table:style-name="ce5" office:value-type="float" office:value="3523810" calcext:value-type="float">
            <text:p>3.52E+006</text:p>
          </table:table-cell>
        </table:table-row>
        <table:table-row table:style-name="ro2">
          <table:table-cell table:number-columns-repeated="10"/>
          <table:table-cell table:style-name="ce5" office:value-type="float" office:value="5770740" calcext:value-type="float">
            <text:p>5.77E+006</text:p>
          </table:table-cell>
          <table:table-cell table:style-name="ce5" office:value-type="float" office:value="5803230" calcext:value-type="float">
            <text:p>5.80E+006</text:p>
          </table:table-cell>
          <table:table-cell table:style-name="ce5" office:value-type="float" office:value="5491020" calcext:value-type="float">
            <text:p>5.49E+006</text:p>
          </table:table-cell>
          <table:table-cell table:style-name="ce5" office:value-type="float" office:value="5555050" calcext:value-type="float">
            <text:p>5.56E+006</text:p>
          </table:table-cell>
          <table:table-cell table:style-name="ce5" office:value-type="float" office:value="5552120" calcext:value-type="float">
            <text:p>5.55E+006</text:p>
          </table:table-cell>
          <table:table-cell table:style-name="ce5" office:value-type="float" office:value="3453900" calcext:value-type="float">
            <text:p>3.45E+006</text:p>
          </table:table-cell>
        </table:table-row>
        <table:table-row table:style-name="ro2">
          <table:table-cell table:number-columns-repeated="10"/>
          <table:table-cell table:style-name="ce5" office:value-type="float" office:value="5798360" calcext:value-type="float">
            <text:p>5.80E+006</text:p>
          </table:table-cell>
          <table:table-cell table:style-name="ce5" office:value-type="float" office:value="5820450" calcext:value-type="float">
            <text:p>5.82E+006</text:p>
          </table:table-cell>
          <table:table-cell table:style-name="ce5" office:value-type="float" office:value="5471650" calcext:value-type="float">
            <text:p>5.47E+006</text:p>
          </table:table-cell>
          <table:table-cell table:style-name="ce5" office:value-type="float" office:value="5527450" calcext:value-type="float">
            <text:p>5.53E+006</text:p>
          </table:table-cell>
          <table:table-cell table:style-name="ce5" office:value-type="float" office:value="5570070" calcext:value-type="float">
            <text:p>5.57E+006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table:number-columns-repeated="9"/>
          <table:table-cell office:value-type="string" calcext:value-type="string">
            <text:p>32-hash</text:p>
          </table:table-cell>
          <table:table-cell table:style-name="ce5" office:value-type="float" office:value="21118900" calcext:value-type="float">
            <text:p>2.11E+007</text:p>
          </table:table-cell>
          <table:table-cell table:style-name="ce5" office:value-type="float" office:value="21381000" calcext:value-type="float">
            <text:p>2.14E+007</text:p>
          </table:table-cell>
          <table:table-cell table:style-name="ce5" office:value-type="float" office:value="20093200" calcext:value-type="float">
            <text:p>2.01E+007</text:p>
          </table:table-cell>
          <table:table-cell table:style-name="ce5" office:value-type="float" office:value="15703900" calcext:value-type="float">
            <text:p>1.57E+007</text:p>
          </table:table-cell>
          <table:table-cell table:style-name="ce5" office:value-type="float" office:value="11302300" calcext:value-type="float">
            <text:p>1.13E+007</text:p>
          </table:table-cell>
          <table:table-cell table:style-name="ce5" office:value-type="float" office:value="15526800" calcext:value-type="float">
            <text:p>1.55E+007</text:p>
          </table:table-cell>
        </table:table-row>
        <table:table-row table:style-name="ro2">
          <table:table-cell table:number-columns-repeated="10"/>
          <table:table-cell table:style-name="ce5" office:value-type="float" office:value="21233400" calcext:value-type="float">
            <text:p>2.12E+007</text:p>
          </table:table-cell>
          <table:table-cell table:style-name="ce5" office:value-type="float" office:value="21326100" calcext:value-type="float">
            <text:p>2.13E+007</text:p>
          </table:table-cell>
          <table:table-cell table:style-name="ce5" office:value-type="float" office:value="19075000" calcext:value-type="float">
            <text:p>1.91E+007</text:p>
          </table:table-cell>
          <table:table-cell table:style-name="ce5" office:value-type="float" office:value="16814800" calcext:value-type="float">
            <text:p>1.68E+007</text:p>
          </table:table-cell>
          <table:table-cell table:style-name="ce5" office:value-type="float" office:value="11411100" calcext:value-type="float">
            <text:p>1.14E+007</text:p>
          </table:table-cell>
          <table:table-cell table:style-name="ce5" office:value-type="float" office:value="15631900" calcext:value-type="float">
            <text:p>1.56E+007</text:p>
          </table:table-cell>
        </table:table-row>
        <table:table-row table:style-name="ro2">
          <table:table-cell table:number-columns-repeated="10"/>
          <table:table-cell table:style-name="ce5" office:value-type="float" office:value="21216900" calcext:value-type="float">
            <text:p>2.12E+007</text:p>
          </table:table-cell>
          <table:table-cell table:style-name="ce5" office:value-type="float" office:value="21408400" calcext:value-type="float">
            <text:p>2.14E+007</text:p>
          </table:table-cell>
          <table:table-cell table:style-name="ce5" office:value-type="float" office:value="19175700" calcext:value-type="float">
            <text:p>1.92E+007</text:p>
          </table:table-cell>
          <table:table-cell table:style-name="ce5" office:value-type="float" office:value="16814200" calcext:value-type="float">
            <text:p>1.68E+007</text:p>
          </table:table-cell>
          <table:table-cell table:style-name="ce5" office:value-type="float" office:value="11459100" calcext:value-type="float">
            <text:p>1.15E+007</text:p>
          </table:table-cell>
          <table:table-cell/>
        </table:table-row>
      </table:table>
      <table:table table:name="Sheet2" table:style-name="ta1">
        <table:shapes>
          <draw:frame draw:z-index="0" draw:name="Time to Create" draw:style-name="gr1" draw:text-style-name="P1" svg:width="15.999cm" svg:height="8.999cm" svg:x="2.358cm" svg:y="0.1cm">
            <draw:object draw:notify-on-update-of-ranges="Sheet1.A1:Sheet1.A2 Sheet1.B1:Sheet1.G2 Sheet1.A3:Sheet1.A3 Sheet1.B3:Sheet1.G3 Sheet1.A4:Sheet1.A4 Sheet1.B4:Sheet1.G4 Sheet1.A5:Sheet1.A5 Sheet1.B5:Sheet1.G5 Sheet1.A6:Sheet1.A6 Sheet1.B6:Sheet1.G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274cm" svg:y="10.087cm">
            <draw:object draw:notify-on-update-of-ranges="Sheet1.A8:Sheet1.A9 Sheet1.B8:Sheet1.G9 Sheet1.A10:Sheet1.A10 Sheet1.B10:Sheet1.G10 Sheet1.A11:Sheet1.A11 Sheet1.B11:Sheet1.G11 Sheet1.A12:Sheet1.A12 Sheet1.B12:Sheet1.G12 Sheet1.A13:Sheet1.A13 Sheet1.B13:Sheet1.G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.275cm" svg:y="19.889cm">
            <draw:object draw:notify-on-update-of-ranges="Sheet1.B15:Sheet1.G16 Sheet1.A17:Sheet1.A17 Sheet1.B17:Sheet1.G17 Sheet1.A18:Sheet1.A18 Sheet1.B18:Sheet1.G18 Sheet1.A19:Sheet1.A19 Sheet1.B19:Sheet1.G19 Sheet1.A20:Sheet1.A20 Sheet1.B20:Sheet1.G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218cm" svg:y="29.602cm">
            <draw:object draw:notify-on-update-of-ranges="Sheet1.A22:Sheet1.A23 Sheet1.B22:Sheet1.G23 Sheet1.A24:Sheet1.A24 Sheet1.B24:Sheet1.G24 Sheet1.A25:Sheet1.A25 Sheet1.B25:Sheet1.G25 Sheet1.A26:Sheet1.A26 Sheet1.B26:Sheet1.G26 Sheet1.A27:Sheet1.A27 Sheet1.B27:Sheet1.G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3" table:number-rows-repeated="23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 table:number-rows-repeated="8">
          <table:table-cell/>
        </table:table-row>
        <table:table-row table:style-name="ro2">
          <table:table-cell/>
        </table:table-row>
        <table:table-row table:style-name="ro3" table:number-rows-repeated="8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 table:number-rows-repeated="31">
          <table:table-cell/>
        </table:table-row>
        <table:table-row table:style-name="ro2">
          <table:table-cell/>
        </table:table-row>
        <table:table-row table:style-name="ro3" table:number-rows-repeated="8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integer-digits="1" number:decimal-replacement="" number:display-factor="1000"/>
      <number:text>k</number:text>
    </number:number-style>
    <number:number-style style:name="N109">
      <number:number number:decimal-places="3" number:min-integer-digits="1" number:decimal-replacement="" number:display-factor="1000"/>
      <number:text>kB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Osborne</meta:initial-creator>
    <meta:creation-date>2013-10-23T22:30:40.255148912</meta:creation-date>
    <dc:date>2013-10-24T00:36:35.434206681</dc:date>
    <dc:creator>David Osborne</dc:creator>
    <meta:editing-duration>PT1M26S</meta:editing-duration>
    <meta:editing-cycles>1</meta:editing-cycles>
    <meta:document-statistic meta:table-count="2" meta:cell-count="312" meta:object-count="4"/>
    <meta:generator>LibreOffice/4.1.1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Construction Time</text:p>
        </chart:title>
        <chart:legend chart:legend-position="end" svg:x="13.439cm" svg:y="3.454cm" style:legend-expansion="high" chart:style-name="ch3"/>
        <chart:plot-area chart:style-name="ch4" table:cell-range-address="Sheet1.A1:Sheet1.G6" chart:data-source-has-labels="both" svg:x="1.331cm" svg:y="1.635cm" svg:width="11.468cm" svg:height="6.204cm">
          <chartooo:coordinate-region svg:x="2.614cm" svg:y="1.835cm" svg:width="10.185cm" svg:height="5.357cm"/>
          <chart:axis chart:dimension="x" chart:name="primary-x" chart:style-name="ch5" chartooo:axis-type="auto">
            <chartooo:date-scale/>
            <chart:title svg:x="6.307cm" svg:y="8.019cm" chart:style-name="ch6">
              <text:p>Elements</text:p>
            </chart:title>
            <chart:categories table:cell-range-address="Sheet1.B1:Sheet1.G2"/>
          </chart:axis>
          <chart:axis chart:dimension="y" chart:name="primary-y" chart:style-name="ch7">
            <chart:title svg:x="0.451cm" svg:y="6.911cm" chart:style-name="ch8">
              <text:p>Construction Time (seconds)</text:p>
            </chart:title>
            <chart:grid chart:style-name="ch9" chart:class="major"/>
          </chart:axis>
          <chart:series chart:style-name="ch10" chart:values-cell-range-address="Sheet1.B3:Sheet1.G3" chart:label-cell-address="Sheet1.A3:Sheet1.A3" chart:class="chart:line">
            <chart:data-point chart:repeated="6"/>
          </chart:series>
          <chart:series chart:style-name="ch11" chart:values-cell-range-address="Sheet1.B4:Sheet1.G4" chart:label-cell-address="Sheet1.A4:Sheet1.A4" chart:class="chart:line">
            <chart:data-point chart:repeated="6"/>
          </chart:series>
          <chart:series chart:style-name="ch12" chart:values-cell-range-address="Sheet1.B5:Sheet1.G5" chart:label-cell-address="Sheet1.A5:Sheet1.A5" chart:class="chart:line">
            <chart:data-point chart:repeated="6"/>
          </chart:series>
          <chart:series chart:style-name="ch13" chart:values-cell-range-address="Sheet1.B6:Sheet1.G6" chart:label-cell-address="Sheet1.A6:Sheet1.A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1:Sheet1.G2</svg:desc>
                </draw:g>
              </table:table-cell>
              <table:table-cell office:value-type="float" office:value="10000">
                <text:p>1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000">
                <text:p>1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0000">
                <text:p>1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55768">
                <text:p>79557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000000">
                <text:p>50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8-filter</text:p>
                <draw:g>
                  <svg:desc>Sheet1.A3:Sheet1.A3</svg:desc>
                </draw:g>
              </table:table-cell>
              <table:table-cell office:value-type="float" office:value="0.00440716571428571">
                <text:p>0.00440716571428571</text:p>
                <draw:g>
                  <svg:desc>Sheet1.B3:Sheet1.G3</svg:desc>
                </draw:g>
              </table:table-cell>
              <table:table-cell office:value-type="float" office:value="0.0321290285714286">
                <text:p>0.0321290285714286</text:p>
              </table:table-cell>
              <table:table-cell office:value-type="float" office:value="0.266552333333333">
                <text:p>0.266552333333333</text:p>
              </table:table-cell>
              <table:table-cell office:value-type="float" office:value="3.0614925">
                <text:p>3.0614925</text:p>
              </table:table-cell>
              <table:table-cell office:value-type="float" office:value="28.58555">
                <text:p>28.58555</text:p>
              </table:table-cell>
              <table:table-cell office:value-type="float" office:value="180.249">
                <text:p>180.249</text:p>
              </table:table-cell>
            </table:table-row>
            <table:table-row>
              <table:table-cell office:value-type="string">
                <text:p>8-hash</text:p>
                <draw:g>
                  <svg:desc>Sheet1.A4:Sheet1.A4</svg:desc>
                </draw:g>
              </table:table-cell>
              <table:table-cell office:value-type="float" office:value="0.000795816">
                <text:p>0.000795816</text:p>
                <draw:g>
                  <svg:desc>Sheet1.B4:Sheet1.G4</svg:desc>
                </draw:g>
              </table:table-cell>
              <table:table-cell office:value-type="float" office:value="0.00529042428571429">
                <text:p>0.00529042428571429</text:p>
              </table:table-cell>
              <table:table-cell office:value-type="float" office:value="0.0618161833333333">
                <text:p>0.0618161833333333</text:p>
              </table:table-cell>
              <table:table-cell office:value-type="float" office:value="1.05331">
                <text:p>1.05331</text:p>
              </table:table-cell>
              <table:table-cell office:value-type="float" office:value="25.23065">
                <text:p>25.23065</text:p>
              </table:table-cell>
              <table:table-cell office:value-type="float" office:value="696.6735">
                <text:p>696.6735</text:p>
              </table:table-cell>
            </table:table-row>
            <table:table-row>
              <table:table-cell office:value-type="string">
                <text:p>32-filter</text:p>
                <draw:g>
                  <svg:desc>Sheet1.A5:Sheet1.A5</svg:desc>
                </draw:g>
              </table:table-cell>
              <table:table-cell office:value-type="float" office:value="0.00355075">
                <text:p>0.00355075</text:p>
                <draw:g>
                  <svg:desc>Sheet1.B5:Sheet1.G5</svg:desc>
                </draw:g>
              </table:table-cell>
              <table:table-cell office:value-type="float" office:value="0.0216004">
                <text:p>0.0216004</text:p>
              </table:table-cell>
              <table:table-cell office:value-type="float" office:value="0.274289">
                <text:p>0.274289</text:p>
              </table:table-cell>
              <table:table-cell office:value-type="float" office:value="3.03644666666667">
                <text:p>3.03644666666667</text:p>
              </table:table-cell>
              <table:table-cell office:value-type="float" office:value="23.8725333333333">
                <text:p>23.8725333333333</text:p>
              </table:table-cell>
              <table:table-cell office:value-type="float" office:value="174.297">
                <text:p>174.297</text:p>
              </table:table-cell>
            </table:table-row>
            <table:table-row>
              <table:table-cell office:value-type="string">
                <text:p>32-hash</text:p>
                <draw:g>
                  <svg:desc>Sheet1.A6:Sheet1.A6</svg:desc>
                </draw:g>
              </table:table-cell>
              <table:table-cell office:value-type="float" office:value="0.000622413333333333">
                <text:p>0.000622413333333333</text:p>
                <draw:g>
                  <svg:desc>Sheet1.B6:Sheet1.G6</svg:desc>
                </draw:g>
              </table:table-cell>
              <table:table-cell office:value-type="float" office:value="0.00521105666666667">
                <text:p>0.00521105666666667</text:p>
              </table:table-cell>
              <table:table-cell office:value-type="float" office:value="0.0603975333333333">
                <text:p>0.0603975333333333</text:p>
              </table:table-cell>
              <table:table-cell office:value-type="float" office:value="1.28311">
                <text:p>1.28311</text:p>
              </table:table-cell>
              <table:table-cell office:value-type="float" office:value="26.1960333333333">
                <text:p>26.1960333333333</text:p>
              </table:table-cell>
              <table:table-cell office:value-type="float" office:value="716.703">
                <text:p>716.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Memory Usage</text:p>
        </chart:title>
        <chart:legend chart:legend-position="end" svg:x="13.439cm" svg:y="3.454cm" style:legend-expansion="high" chart:style-name="ch3"/>
        <chart:plot-area chart:style-name="ch4" table:cell-range-address="Sheet1.A8:Sheet1.G13" chart:data-source-has-labels="both" svg:x="1.331cm" svg:y="1.635cm" svg:width="11.468cm" svg:height="6.204cm">
          <chartooo:coordinate-region svg:x="3.937cm" svg:y="1.834cm" svg:width="8.862cm" svg:height="4.272cm"/>
          <chart:axis chart:dimension="x" chart:name="primary-x" chart:style-name="ch5" chartooo:axis-type="auto">
            <chartooo:date-scale/>
            <chart:title svg:x="6.307cm" svg:y="8.019cm" chart:style-name="ch6">
              <text:p>Elements</text:p>
            </chart:title>
            <chart:categories table:cell-range-address="Sheet1.B8:Sheet1.G9"/>
          </chart:axis>
          <chart:axis chart:dimension="y" chart:name="primary-y" chart:style-name="ch7">
            <chart:title svg:x="0.451cm" svg:y="6.408cm" chart:style-name="ch8">
              <text:p>Size in Memory (bytes)</text:p>
            </chart:title>
            <chart:grid chart:style-name="ch9" chart:class="major"/>
          </chart:axis>
          <chart:series chart:style-name="ch10" chart:values-cell-range-address="Sheet1.B10:Sheet1.G10" chart:label-cell-address="Sheet1.A10:Sheet1.A10" chart:class="chart:line">
            <chart:data-point chart:repeated="6"/>
          </chart:series>
          <chart:series chart:style-name="ch11" chart:values-cell-range-address="Sheet1.B11:Sheet1.G11" chart:label-cell-address="Sheet1.A11:Sheet1.A11" chart:class="chart:line">
            <chart:data-point chart:repeated="6"/>
          </chart:series>
          <chart:series chart:style-name="ch12" chart:values-cell-range-address="Sheet1.B12:Sheet1.G12" chart:label-cell-address="Sheet1.A12:Sheet1.A12" chart:class="chart:line">
            <chart:data-point chart:repeated="6"/>
          </chart:series>
          <chart:series chart:style-name="ch13" chart:values-cell-range-address="Sheet1.B13:Sheet1.G13" chart:label-cell-address="Sheet1.A13:Sheet1.A13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8:Sheet1.G9</svg:desc>
                </draw:g>
              </table:table-cell>
              <table:table-cell office:value-type="float" office:value="10000">
                <text:p>1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000">
                <text:p>1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0000">
                <text:p>1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55768">
                <text:p>79557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000000">
                <text:p>50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8-filter</text:p>
                <draw:g>
                  <svg:desc>Sheet1.A10:Sheet1.A10</svg:desc>
                </draw:g>
              </table:table-cell>
              <table:table-cell office:value-type="float" office:value="2502">
                <text:p>2502</text:p>
                <draw:g>
                  <svg:desc>Sheet1.B10:Sheet1.G10</svg:desc>
                </draw:g>
              </table:table-cell>
              <table:table-cell office:value-type="float" office:value="24642">
                <text:p>24642</text:p>
              </table:table-cell>
              <table:table-cell office:value-type="float" office:value="246042">
                <text:p>246042</text:p>
              </table:table-cell>
              <table:table-cell office:value-type="float" office:value="2460042">
                <text:p>2460042</text:p>
              </table:table-cell>
              <table:table-cell office:value-type="float" office:value="19571230">
                <text:p>19571230</text:p>
              </table:table-cell>
              <table:table-cell office:value-type="float" office:value="123000042">
                <text:p>123000042</text:p>
              </table:table-cell>
            </table:table-row>
            <table:table-row>
              <table:table-cell office:value-type="string">
                <text:p>8-hash</text:p>
                <draw:g>
                  <svg:desc>Sheet1.A11:Sheet1.A11</svg:desc>
                </draw:g>
              </table:table-cell>
              <table:table-cell office:value-type="float" office:value="40872">
                <text:p>40872</text:p>
                <draw:g>
                  <svg:desc>Sheet1.B11:Sheet1.G11</svg:desc>
                </draw:g>
              </table:table-cell>
              <table:table-cell office:value-type="float" office:value="441434">
                <text:p>441434</text:p>
              </table:table-cell>
              <table:table-cell office:value-type="float" office:value="4770880">
                <text:p>4770880</text:p>
              </table:table-cell>
              <table:table-cell office:value-type="float" office:value="52937734">
                <text:p>52937734</text:p>
              </table:table-cell>
              <table:table-cell office:value-type="float" office:value="531736412">
                <text:p>531736412</text:p>
              </table:table-cell>
              <table:table-cell office:value-type="float" office:value="2482091641">
                <text:p>2482091641</text:p>
              </table:table-cell>
            </table:table-row>
            <table:table-row>
              <table:table-cell office:value-type="string">
                <text:p>32-filter</text:p>
                <draw:g>
                  <svg:desc>Sheet1.A12:Sheet1.A12</svg:desc>
                </draw:g>
              </table:table-cell>
              <table:table-cell office:value-type="float" office:value="9888">
                <text:p>9888</text:p>
                <draw:g>
                  <svg:desc>Sheet1.B12:Sheet1.G12</svg:desc>
                </draw:g>
              </table:table-cell>
              <table:table-cell office:value-type="float" office:value="98448">
                <text:p>98448</text:p>
              </table:table-cell>
              <table:table-cell office:value-type="float" office:value="984048">
                <text:p>984048</text:p>
              </table:table-cell>
              <table:table-cell office:value-type="float" office:value="9840048">
                <text:p>9840048</text:p>
              </table:table-cell>
              <table:table-cell office:value-type="float" office:value="78284800">
                <text:p>78284800</text:p>
              </table:table-cell>
              <table:table-cell office:value-type="float" office:value="492000048">
                <text:p>492000048</text:p>
              </table:table-cell>
            </table:table-row>
            <table:table-row>
              <table:table-cell office:value-type="string">
                <text:p>32-hash</text:p>
                <draw:g>
                  <svg:desc>Sheet1.A13:Sheet1.A13</svg:desc>
                </draw:g>
              </table:table-cell>
              <table:table-cell office:value-type="float" office:value="43872">
                <text:p>43872</text:p>
                <draw:g>
                  <svg:desc>Sheet1.B13:Sheet1.G13</svg:desc>
                </draw:g>
              </table:table-cell>
              <table:table-cell office:value-type="float" office:value="471434">
                <text:p>471434</text:p>
              </table:table-cell>
              <table:table-cell office:value-type="float" office:value="5070880">
                <text:p>5070880</text:p>
              </table:table-cell>
              <table:table-cell office:value-type="float" office:value="55937734">
                <text:p>55937734</text:p>
              </table:table-cell>
              <table:table-cell office:value-type="float" office:value="555603716">
                <text:p>555603716</text:p>
              </table:table-cell>
              <table:table-cell office:value-type="float" office:value="2632091641">
                <text:p>26320916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Retrieval Speed</text:p>
        </chart:title>
        <chart:legend chart:legend-position="end" svg:x="13.439cm" svg:y="3.454cm" style:legend-expansion="high" chart:style-name="ch3"/>
        <chart:plot-area chart:style-name="ch4" table:cell-range-address="Sheet1.A15:Sheet1.G20" chart:data-source-has-labels="both" svg:x="1.331cm" svg:y="1.635cm" svg:width="11.468cm" svg:height="6.204cm">
          <chartooo:coordinate-region svg:x="3.275cm" svg:y="1.834cm" svg:width="9.524cm" svg:height="4.272cm"/>
          <chart:axis chart:dimension="x" chart:name="primary-x" chart:style-name="ch5" chartooo:axis-type="auto">
            <chartooo:date-scale/>
            <chart:title svg:x="6.307cm" svg:y="8.019cm" chart:style-name="ch6">
              <text:p>Elements</text:p>
            </chart:title>
            <chart:categories table:cell-range-address="Sheet1.B15:Sheet1.G16"/>
          </chart:axis>
          <chart:axis chart:dimension="y" chart:name="primary-y" chart:style-name="ch7">
            <chart:title svg:x="0.451cm" svg:y="6.144cm" chart:style-name="ch8">
              <text:p>Reads per second</text:p>
            </chart:title>
            <chart:grid chart:style-name="ch9" chart:class="major"/>
          </chart:axis>
          <chart:series chart:style-name="ch10" chart:values-cell-range-address="Sheet1.B17:Sheet1.G17" chart:label-cell-address="Sheet1.A17:Sheet1.A17" chart:class="chart:line">
            <chart:data-point chart:repeated="6"/>
          </chart:series>
          <chart:series chart:style-name="ch11" chart:values-cell-range-address="Sheet1.B18:Sheet1.G18" chart:label-cell-address="Sheet1.A18:Sheet1.A18" chart:class="chart:line">
            <chart:data-point chart:repeated="6"/>
          </chart:series>
          <chart:series chart:style-name="ch12" chart:values-cell-range-address="Sheet1.B19:Sheet1.G19" chart:label-cell-address="Sheet1.A19:Sheet1.A19" chart:class="chart:line">
            <chart:data-point chart:repeated="6"/>
          </chart:series>
          <chart:series chart:style-name="ch13" chart:values-cell-range-address="Sheet1.B20:Sheet1.G20" chart:label-cell-address="Sheet1.A20:Sheet1.A20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15:Sheet1.G16</svg:desc>
                </draw:g>
              </table:table-cell>
              <table:table-cell office:value-type="float" office:value="10000">
                <text:p>1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000">
                <text:p>1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0000">
                <text:p>1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55768">
                <text:p>79557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000000">
                <text:p>50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8-filter</text:p>
                <draw:g>
                  <svg:desc>Sheet1.A17:Sheet1.A17</svg:desc>
                </draw:g>
              </table:table-cell>
              <table:table-cell office:value-type="float" office:value="3124726.66666667">
                <text:p>3124726.66666667</text:p>
                <draw:g>
                  <svg:desc>Sheet1.B17:Sheet1.G17</svg:desc>
                </draw:g>
              </table:table-cell>
              <table:table-cell office:value-type="float" office:value="3142913.33333333">
                <text:p>3142913.33333333</text:p>
              </table:table-cell>
              <table:table-cell office:value-type="float" office:value="3146143.33333333">
                <text:p>3146143.33333333</text:p>
              </table:table-cell>
              <table:table-cell office:value-type="float" office:value="3161546.66666667">
                <text:p>3161546.66666667</text:p>
              </table:table-cell>
              <table:table-cell office:value-type="float" office:value="3164835">
                <text:p>3164835</text:p>
              </table:table-cell>
              <table:table-cell office:value-type="float" office:value="2747180">
                <text:p>2747180</text:p>
              </table:table-cell>
            </table:table-row>
            <table:table-row>
              <table:table-cell office:value-type="string">
                <text:p>8-hash</text:p>
                <draw:g>
                  <svg:desc>Sheet1.A18:Sheet1.A18</svg:desc>
                </draw:g>
              </table:table-cell>
              <table:table-cell office:value-type="float" office:value="5514763.33333333">
                <text:p>5514763.33333333</text:p>
                <draw:g>
                  <svg:desc>Sheet1.B18:Sheet1.G18</svg:desc>
                </draw:g>
              </table:table-cell>
              <table:table-cell office:value-type="float" office:value="5484573.33333333">
                <text:p>5484573.33333333</text:p>
              </table:table-cell>
              <table:table-cell office:value-type="float" office:value="5403396.66666667">
                <text:p>5403396.66666667</text:p>
              </table:table-cell>
              <table:table-cell office:value-type="float" office:value="5246706.66666667">
                <text:p>5246706.66666667</text:p>
              </table:table-cell>
              <table:table-cell office:value-type="float" office:value="4505695">
                <text:p>4505695</text:p>
              </table:table-cell>
              <table:table-cell office:value-type="float" office:value="8466755">
                <text:p>8466755</text:p>
              </table:table-cell>
            </table:table-row>
            <table:table-row>
              <table:table-cell office:value-type="string">
                <text:p>32-filter</text:p>
                <draw:g>
                  <svg:desc>Sheet1.A19:Sheet1.A19</svg:desc>
                </draw:g>
              </table:table-cell>
              <table:table-cell office:value-type="float" office:value="5779156.66666667">
                <text:p>5779156.66666667</text:p>
                <draw:g>
                  <svg:desc>Sheet1.B19:Sheet1.G19</svg:desc>
                </draw:g>
              </table:table-cell>
              <table:table-cell office:value-type="float" office:value="5789163.33333333">
                <text:p>5789163.33333333</text:p>
              </table:table-cell>
              <table:table-cell office:value-type="float" office:value="5582110">
                <text:p>5582110</text:p>
              </table:table-cell>
              <table:table-cell office:value-type="float" office:value="5526006.66666667">
                <text:p>5526006.66666667</text:p>
              </table:table-cell>
              <table:table-cell office:value-type="float" office:value="5561086.66666667">
                <text:p>5561086.66666667</text:p>
              </table:table-cell>
              <table:table-cell office:value-type="float" office:value="3488855">
                <text:p>3488855</text:p>
              </table:table-cell>
            </table:table-row>
            <table:table-row>
              <table:table-cell office:value-type="string">
                <text:p>32-hash</text:p>
                <draw:g>
                  <svg:desc>Sheet1.A20:Sheet1.A20</svg:desc>
                </draw:g>
              </table:table-cell>
              <table:table-cell office:value-type="float" office:value="21189733.3333333">
                <text:p>21189733.3333333</text:p>
                <draw:g>
                  <svg:desc>Sheet1.B20:Sheet1.G20</svg:desc>
                </draw:g>
              </table:table-cell>
              <table:table-cell office:value-type="float" office:value="21371833.3333333">
                <text:p>21371833.3333333</text:p>
              </table:table-cell>
              <table:table-cell office:value-type="float" office:value="19447966.6666667">
                <text:p>19447966.6666667</text:p>
              </table:table-cell>
              <table:table-cell office:value-type="float" office:value="16444300">
                <text:p>16444300</text:p>
              </table:table-cell>
              <table:table-cell office:value-type="float" office:value="11390833.3333333">
                <text:p>11390833.3333333</text:p>
              </table:table-cell>
              <table:table-cell office:value-type="float" office:value="15579350">
                <text:p>155793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Storage Efficiency</text:p>
        </chart:title>
        <chart:legend chart:legend-position="end" svg:x="13.439cm" svg:y="3.454cm" style:legend-expansion="high" chart:style-name="ch3"/>
        <chart:plot-area chart:style-name="ch4" table:cell-range-address="Sheet1.A22:Sheet1.G27" chart:data-source-has-labels="both" svg:x="1.331cm" svg:y="1.635cm" svg:width="11.468cm" svg:height="6.204cm">
          <chartooo:coordinate-region svg:x="1.952cm" svg:y="1.835cm" svg:width="10.847cm" svg:height="5.357cm"/>
          <chart:axis chart:dimension="x" chart:name="primary-x" chart:style-name="ch5" chartooo:axis-type="auto">
            <chartooo:date-scale/>
            <chart:title svg:x="6.307cm" svg:y="8.019cm" chart:style-name="ch6">
              <text:p>Elements</text:p>
            </chart:title>
            <chart:categories table:cell-range-address="Sheet1.B22:Sheet1.G23"/>
          </chart:axis>
          <chart:axis chart:dimension="y" chart:name="primary-y" chart:style-name="ch5">
            <chart:title svg:x="0.451cm" svg:y="6.104cm" chart:style-name="ch7">
              <text:p>Bytes per element</text:p>
            </chart:title>
            <chart:grid chart:style-name="ch8" chart:class="major"/>
          </chart:axis>
          <chart:series chart:style-name="ch9" chart:values-cell-range-address="Sheet1.B24:Sheet1.G24" chart:label-cell-address="Sheet1.A24:Sheet1.A24" chart:class="chart:line">
            <chart:data-point chart:repeated="6"/>
          </chart:series>
          <chart:series chart:style-name="ch10" chart:values-cell-range-address="Sheet1.B25:Sheet1.G25" chart:label-cell-address="Sheet1.A25:Sheet1.A25" chart:class="chart:line">
            <chart:data-point chart:repeated="6"/>
          </chart:series>
          <chart:series chart:style-name="ch11" chart:values-cell-range-address="Sheet1.B26:Sheet1.G26" chart:label-cell-address="Sheet1.A26:Sheet1.A26" chart:class="chart:line">
            <chart:data-point chart:repeated="6"/>
          </chart:series>
          <chart:series chart:style-name="ch12" chart:values-cell-range-address="Sheet1.B27:Sheet1.G27" chart:label-cell-address="Sheet1.A27:Sheet1.A2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22:Sheet1.G23</svg:desc>
                </draw:g>
              </table:table-cell>
              <table:table-cell office:value-type="float" office:value="10000">
                <text:p>1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000">
                <text:p>1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0000">
                <text:p>1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55768">
                <text:p>79557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000000">
                <text:p>50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8-filter</text:p>
                <draw:g>
                  <svg:desc>Sheet1.A24:Sheet1.A24</svg:desc>
                </draw:g>
              </table:table-cell>
              <table:table-cell office:value-type="float" office:value="2.502">
                <text:p>2.502</text:p>
                <draw:g>
                  <svg:desc>Sheet1.B24:Sheet1.G24</svg:desc>
                </draw:g>
              </table:table-cell>
              <table:table-cell office:value-type="float" office:value="2.4642">
                <text:p>2.4642</text:p>
              </table:table-cell>
              <table:table-cell office:value-type="float" office:value="2.46042">
                <text:p>2.46042</text:p>
              </table:table-cell>
              <table:table-cell office:value-type="float" office:value="2.460042">
                <text:p>2.460042</text:p>
              </table:table-cell>
              <table:table-cell office:value-type="float" office:value="2.46000511829908">
                <text:p>2.46000511829908</text:p>
              </table:table-cell>
              <table:table-cell office:value-type="float" office:value="2.46000084">
                <text:p>2.46000084</text:p>
              </table:table-cell>
            </table:table-row>
            <table:table-row>
              <table:table-cell office:value-type="string">
                <text:p>8-hash</text:p>
                <draw:g>
                  <svg:desc>Sheet1.A25:Sheet1.A25</svg:desc>
                </draw:g>
              </table:table-cell>
              <table:table-cell office:value-type="float" office:value="40.872">
                <text:p>40.872</text:p>
                <draw:g>
                  <svg:desc>Sheet1.B25:Sheet1.G25</svg:desc>
                </draw:g>
              </table:table-cell>
              <table:table-cell office:value-type="float" office:value="44.1434">
                <text:p>44.1434</text:p>
              </table:table-cell>
              <table:table-cell office:value-type="float" office:value="47.7088">
                <text:p>47.7088</text:p>
              </table:table-cell>
              <table:table-cell office:value-type="float" office:value="52.937734">
                <text:p>52.937734</text:p>
              </table:table-cell>
              <table:table-cell office:value-type="float" office:value="66.8365910117037">
                <text:p>66.8365910117037</text:p>
              </table:table-cell>
              <table:table-cell office:value-type="float" office:value="49.64183282">
                <text:p>49.64183282</text:p>
              </table:table-cell>
            </table:table-row>
            <table:table-row>
              <table:table-cell office:value-type="string">
                <text:p>32-filter</text:p>
                <draw:g>
                  <svg:desc>Sheet1.A26:Sheet1.A26</svg:desc>
                </draw:g>
              </table:table-cell>
              <table:table-cell office:value-type="float" office:value="9.888">
                <text:p>9.888</text:p>
                <draw:g>
                  <svg:desc>Sheet1.B26:Sheet1.G26</svg:desc>
                </draw:g>
              </table:table-cell>
              <table:table-cell office:value-type="float" office:value="9.8448">
                <text:p>9.8448</text:p>
              </table:table-cell>
              <table:table-cell office:value-type="float" office:value="9.84048">
                <text:p>9.84048</text:p>
              </table:table-cell>
              <table:table-cell office:value-type="float" office:value="9.840048">
                <text:p>9.840048</text:p>
              </table:table-cell>
              <table:table-cell office:value-type="float" office:value="9.84000538980021">
                <text:p>9.84000538980021</text:p>
              </table:table-cell>
              <table:table-cell office:value-type="float" office:value="9.84000096">
                <text:p>9.84000096</text:p>
              </table:table-cell>
            </table:table-row>
            <table:table-row>
              <table:table-cell office:value-type="string">
                <text:p>32-hash</text:p>
                <draw:g>
                  <svg:desc>Sheet1.A27:Sheet1.A27</svg:desc>
                </draw:g>
              </table:table-cell>
              <table:table-cell office:value-type="float" office:value="43.872">
                <text:p>43.872</text:p>
                <draw:g>
                  <svg:desc>Sheet1.B27:Sheet1.G27</svg:desc>
                </draw:g>
              </table:table-cell>
              <table:table-cell office:value-type="float" office:value="47.1434">
                <text:p>47.1434</text:p>
              </table:table-cell>
              <table:table-cell office:value-type="float" office:value="50.7088">
                <text:p>50.7088</text:p>
              </table:table-cell>
              <table:table-cell office:value-type="float" office:value="55.937734">
                <text:p>55.937734</text:p>
              </table:table-cell>
              <table:table-cell office:value-type="float" office:value="69.8365910117037">
                <text:p>69.8365910117037</text:p>
              </table:table-cell>
              <table:table-cell office:value-type="float" office:value="52.64183282">
                <text:p>52.641832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